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/>
      <text:p text:style-name="Normal">BIG DATA</text:p>
      <text:h text:style-name="Heading1" text:outline-level="1">Part 2 Tableau</text:h>
      <text:p text:style-name="Normal"/>
      <text:p text:style-name="Normal"><text:span text:style-name="T2">Tutor asked me to show steps on how we executed tasks in the tableau screenshots of every task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277in" fo:line-height="100%"/>
      <style:text-properties style:font-name="Calibri" style:font-name-asian="Calibri" style:font-name-complex="Calibri" fo:color="#E36C09" fo:font-size="20pt" style:font-size-asian="20pt" style:font-size-complex="20pt" fo:language="en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" style:font-name-asian="Calibri" style:font-name-complex="Calibri" fo:color="#E36C09" fo:font-size="20pt" style:font-size-asian="20pt" style:font-size-complex="20pt" fo:language="en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i.praneeth.raghupatruni</meta:initial-creator>
    <dc:creator>sai.praneeth.raghupatruni</dc:creator>
    <meta:creation-date>2022-04-12T19:37:00Z</meta:creation-date>
    <dc:date>2022-04-12T19:37:00Z</dc:date>
    <meta:template xlink:href="Normal" xlink:type="simple"/>
    <meta:editing-cycles>2</meta:editing-cycles>
    <meta:editing-duration>PT0S</meta:editing-duration>
    <meta:document-statistic meta:page-count="1" meta:paragraph-count="1" meta:word-count="18" meta:character-count="121" meta:row-count="1" meta:non-whitespace-character-count="104"/>
  </office:meta>
</office:document-meta>
</file>